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LevelTransactionalSpringRunner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assLevelTransactionalSpringRunnerTests.modifyTestDataWithou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LevelTransactionalSpringRunner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TransactionalSpringRunner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LevelTransactionalSpringRunner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